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8.9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91.3pt"/>
    </style:style>
    <style:style style:name="co4" style:family="table-column">
      <style:table-column-properties fo:break-before="auto" style:column-width="311.3pt"/>
    </style:style>
    <style:style style:name="co5" style:family="table-column">
      <style:table-column-properties fo:break-before="auto" style:column-width="82.54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292.5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optical_phasor_plug_in_boa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total price</text:p>
          </table:table-cell>
          <table:table-cell office:value-type="string" calcext:value-type="string">
            <text:p>product page</text:p>
          </table:table-cell>
        </table:table-row>
        <table:table-row table:style-name="ro1">
          <table:table-cell office:value-type="string" calcext:value-type="string">
            <text:p>C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]*[.E2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KEMET/C0805C330J5GACTU?qs=sGAEpiMZZMv6Wlt51A2SLeDqW0ExeFYX" xlink:type="simple">https://www.mouser.com/ProductDetail/KEMET/C0805C330J5GACTU?qs=sGAEpiMZZMv6Wlt51A2SLeDqW0ExeFYX</text:a></text:p>
          </table:table-cell>
        </table:table-row>
        <table:table-row table:style-name="ro1">
          <table:table-cell office:value-type="string" calcext:value-type="string">
            <text:p>C2 C12 C14 C16 C18 C13 C15 C17 C19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3]*[.E3]" office:value-type="currency" office:currency="USD" office:value="0.9" calcext:value-type="currency">
            <text:p>$0.90</text:p>
          </table:table-cell>
          <table:table-cell office:value-type="string" calcext:value-type="string">
            <text:p><text:a xlink:href="https://www.mouser.com/ProductDetail/KEMET/C0805C104M5RACTU?qs=sGAEpiMZZMukHu%252BjC5l7YTYWa7OvnApsZkmwSSS3gZ8%3D" xlink:type="simple">https://www.mouser.com/ProductDetail/KEMET/C0805C104M5RACTU?qs=sGAEpiMZZMukHu%252BjC5l7YTYWa7OvnApsZkmwSSS3gZ8%3D</text:a></text:p>
          </table:table-cell>
        </table:table-row>
        <table:table-row table:style-name="ro1">
          <table:table-cell office:value-type="string" calcext:value-type="string">
            <text:p>C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n7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B4]*[.E4]" office:value-type="currency" office:currency="USD" office:value="0.11" calcext:value-type="currency">
            <text:p>$0.11</text:p>
          </table:table-cell>
          <table:table-cell office:value-type="string" calcext:value-type="string">
            <text:p><text:a xlink:href="https://www.mouser.com/ProductDetail/KEMET/C0805C472K5RAC7025?qs=sGAEpiMZZMs0AnBnWHyRQHBIeb04j8IHinv4AxTS9Zw%3D" xlink:type="simple">https://www.mouser.com/ProductDetail/KEMET/C0805C472K5RAC7025?qs=sGAEpiMZZMs0AnBnWHyRQHBIeb04j8IHinv4AxTS9Zw%3D</text:a></text:p>
          </table:table-cell>
        </table:table-row>
        <table:table-row table:style-name="ro1">
          <table:table-cell office:value-type="string" calcext:value-type="string">
            <text:p>C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5]*[.E5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Vishay-Vitramon/VJ0805A102KXAAC?qs=sGAEpiMZZMs0AnBnWHyRQKubRBCdVSJl%252BjBJP%2FZt0sU%3D" xlink:type="simple">https://www.mouser.com/ProductDetail/Vishay-Vitramon/VJ0805A102KXAAC?qs=sGAEpiMZZMs0AnBnWHyRQKubRBCdVSJl%252BjBJP%2FZt0sU%3D</text:a></text:p>
          </table:table-cell>
        </table:table-row>
        <table:table-row table:style-name="ro1">
          <table:table-cell office:value-type="string" calcext:value-type="string">
            <text:p>C5 C6 C7 C9 C10 C1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n8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[.B6]*[.E6]" office:value-type="currency" office:currency="USD" office:value="1.32" calcext:value-type="currency">
            <text:p>$1.32</text:p>
          </table:table-cell>
          <table:table-cell office:value-type="string" calcext:value-type="string">
            <text:p><text:a xlink:href="https://www.mouser.com/ProductDetail/TDK/C2012C0G1H682J060AA?qs=sGAEpiMZZMs0AnBnWHyRQFzBYxg9rzNcQoQqKge%252Bkfc%3D" xlink:type="simple">https://www.mouser.com/ProductDetail/TDK/C2012C0G1H682J060AA?qs=sGAEpiMZZMs0AnBnWHyRQFzBYxg9rzNcQoQqKge%252Bkfc%3D</text:a></text:p>
          </table:table-cell>
        </table:table-row>
        <table:table-row table:style-name="ro1">
          <table:table-cell office:value-type="string" calcext:value-type="string">
            <text:p>C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currency" office:currency="USD" office:value="0.21" calcext:value-type="currency">
            <text:p>$0.21</text:p>
          </table:table-cell>
          <table:table-cell table:formula="of:=[.B7]*[.E7]" office:value-type="currency" office:currency="USD" office:value="0.21" calcext:value-type="currency">
            <text:p>$0.21</text:p>
          </table:table-cell>
          <table:table-cell office:value-type="string" calcext:value-type="string">
            <text:p><text:a xlink:href="https://www.mouser.com/ProductDetail/Yageo/CC0805ZRY5V8BB474?qs=sGAEpiMZZMsh%252B1woXyUXj1b8xe%2FdclbXviiShlLZevs%3D" xlink:type="simple">https://www.mouser.com/ProductDetail/Yageo/CC0805ZRY5V8BB474?qs=sGAEpiMZZMsh%252B1woXyUXj1b8xe%2FdclbXviiShlLZevs%3D</text:a>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914</text:p>
          </table:table-cell>
          <table:table-cell office:value-type="string" calcext:value-type="string">
            <text:p>Diode_SMD:D_SOD-123</text:p>
          </table:table-cell>
          <table:table-cell office:value-type="currency" office:currency="USD" office:value="0.19" calcext:value-type="currency">
            <text:p>$0.19</text:p>
          </table:table-cell>
          <table:table-cell table:formula="of:=[.B8]*[.E8]" office:value-type="currency" office:currency="USD" office:value="0.19" calcext:value-type="currency">
            <text:p>$0.19</text:p>
          </table:table-cell>
          <table:table-cell office:value-type="string" calcext:value-type="string">
            <text:p><text:a xlink:href="https://www.mouser.com/ProductDetail/Taiwan-Semiconductor/1N914BW-RH?qs=sGAEpiMZZMtoHjESLttvkpiEf45tyWdqHSzCYnLH%2FpA%3D" xlink:type="simple">https://www.mouser.com/ProductDetail/Taiwan-Semiconductor/1N914BW-RH?qs=sGAEpiMZZMtoHjESLttvkpiEf45tyWdqHSzCYnLH%2FpA%3D</text:a></text:p>
          </table:table-cell>
        </table:table-row>
        <table:table-row table:style-name="ro1">
          <table:table-cell office:value-type="string" calcext:value-type="string">
            <text:p>D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THT:LED_D5.0mm</text:p>
          </table:table-cell>
          <table:table-cell office:value-type="currency" office:currency="USD" office:value="0.25" calcext:value-type="currency">
            <text:p>$0.25</text:p>
          </table:table-cell>
          <table:table-cell table:formula="of:=[.B9]*[.E9]" office:value-type="currency" office:currency="USD" office:value="0.25" calcext:value-type="currency">
            <text:p>$0.25</text:p>
          </table:table-cell>
          <table:table-cell office:value-type="string" calcext:value-type="string">
            <text:p><text:a xlink:href="https://www.mouser.com/ProductDetail/VCC/VAOL-5LCE2?qs=sGAEpiMZZMtmwHDZQCdlqf%252BOPI95frCfBKfO7Dqy7jA%3D" xlink:type="simple">https://www.mouser.com/ProductDetail/VCC/VAOL-5LCE2?qs=sGAEpiMZZMtmwHDZQCdlqf%252BOPI95frCfBKfO7Dqy7jA%3D</text:a></text:p>
          </table:table-cell>
        </table:table-row>
        <table:table-row table:style-name="ro1">
          <table:table-cell office:value-type="string" calcext:value-type="string">
            <text:p>D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225B</text:p>
          </table:table-cell>
          <table:table-cell office:value-type="string" calcext:value-type="string">
            <text:p>Diode_SMD:D_SOD-123</text:p>
          </table:table-cell>
          <table:table-cell office:value-type="currency" office:currency="USD" office:value="0.22" calcext:value-type="currency">
            <text:p>$0.22</text:p>
          </table:table-cell>
          <table:table-cell table:formula="of:=[.B10]*[.E10]" office:value-type="currency" office:currency="USD" office:value="0.22" calcext:value-type="currency">
            <text:p>$0.22</text:p>
          </table:table-cell>
          <table:table-cell office:value-type="string" calcext:value-type="string">
            <text:p><text:a xlink:href="https://www.mouser.com/ProductDetail/Micro-Commercial-Components-MCC/MMSZ5225B-TP?qs=sGAEpiMZZMtQ8nqTKtFS%2FKiApRWFN7sOaZ%2FIkgkB6vE%3D" xlink:type="simple">https://www.mouser.com/ProductDetail/Micro-Commercial-Components-MCC/MMSZ5225B-TP?qs=sGAEpiMZZMtQ8nqTKtFS%2FKiApRWFN7sOaZ%2FIkgkB6vE%3D</text:a></text:p>
          </table:table-cell>
        </table:table-row>
        <table:table-row table:style-name="ro1">
          <table:table-cell office:value-type="string" calcext:value-type="string">
            <text:p>J3 J2 J1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nn_01x04_Male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currency" office:currency="USD" office:value="0.28" calcext:value-type="currency">
            <text:p>$0.28</text:p>
          </table:table-cell>
          <table:table-cell table:formula="of:=[.B11]*[.E11]" office:value-type="currency" office:currency="USD" office:value="0.84" calcext:value-type="currency">
            <text:p>$0.84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8_Male</text:p>
          </table:table-cell>
          <table:table-cell office:value-type="string" calcext:value-type="string">
            <text:p>Connector_PinHeader_2.54mm:PinHeader_1x08_P2.54mm_Vertical</text:p>
          </table:table-cell>
          <table:table-cell office:value-type="currency" office:currency="USD" office:value="0.56" calcext:value-type="currency">
            <text:p>$0.56</text:p>
          </table:table-cell>
          <table:table-cell table:formula="of:=[.B12]*[.E12]" office:value-type="currency" office:currency="USD" office:value="0.56" calcext:value-type="currency">
            <text:p>$0.56</text:p>
          </table:table-cell>
          <table:table-cell office:value-type="string" calcext:value-type="string">
            <text:p><text:a xlink:href="https://www.mouser.com/ProductDetail/TE-Connectivity/4-103185-0?qs=sGAEpiMZZMs%252BGHln7q6pm48SVpWlpfsEEYcT6vq%252Bwtk%3D" xlink:type="simple">https://www.mouser.com/ProductDetail/TE-Connectivity/4-103185-0?qs=sGAEpiMZZMs%252BGHln7q6pm48SVpWlpfsEEYcT6vq%252Bwtk%3D</text:a></text:p>
          </table:table-cell>
        </table:table-row>
        <table:table-row table:style-name="ro1">
          <table:table-cell office:value-type="string" calcext:value-type="string">
            <text:p>Q1 Q3 Q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Package_TO_SOT_SMD:SOT-23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B13]*[.E13]" office:value-type="currency" office:currency="USD" office:value="0.33" calcext:value-type="currency">
            <text:p>$0.33</text:p>
          </table:table-cell>
          <table:table-cell office:value-type="string" calcext:value-type="string">
            <text:p><text:a xlink:href="https://www.mouser.com/ProductDetail/Diodes-Incorporated/MMBT3904-7-F?qs=sGAEpiMZZMshyDBzk1%2FWi1dT3nwsZmYoiI8o96T1S7I%3D" xlink:type="simple">https://www.mouser.com/ProductDetail/Diodes-Incorporated/MMBT3904-7-F?qs=sGAEpiMZZMshyDBzk1%2FWi1dT3nwsZmYoiI8o96T1S7I%3D</text:a></text:p>
          </table:table-cell>
        </table:table-row>
        <table:table-row table:style-name="ro1">
          <table:table-cell office:value-type="string" calcext:value-type="string">
            <text:p>Q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DT3904</text:p>
          </table:table-cell>
          <table:table-cell office:value-type="string" calcext:value-type="string">
            <text:p>Package_TO_SOT_SMD:SOT-363_SC-70-6</text:p>
          </table:table-cell>
          <table:table-cell office:value-type="currency" office:currency="USD" office:value="0.36" calcext:value-type="currency">
            <text:p>$0.36</text:p>
          </table:table-cell>
          <table:table-cell table:formula="of:=[.B14]*[.E14]" office:value-type="currency" office:currency="USD" office:value="0.36" calcext:value-type="currency">
            <text:p>$0.36</text:p>
          </table:table-cell>
          <table:table-cell office:value-type="string" calcext:value-type="string">
            <text:p><text:a xlink:href="https://www.mouser.com/ProductDetail/Diodes-Incorporated/MMDT3904-7-F?qs=sGAEpiMZZMshyDBzk1%2FWi1dT3nwsZmYoBZje2syjZLM%3D" xlink:type="simple">https://www.mouser.com/ProductDetail/Diodes-Incorporated/MMDT3904-7-F?qs=sGAEpiMZZMshyDBzk1%2FWi1dT3nwsZmYoBZje2syjZLM%3D</text:a></text:p>
          </table:table-cell>
        </table:table-row>
        <table:table-row table:style-name="ro1">
          <table:table-cell office:value-type="string" calcext:value-type="string">
            <text:p>Q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MBT3906</text:p>
          </table:table-cell>
          <table:table-cell office:value-type="string" calcext:value-type="string">
            <text:p>Package_TO_SOT_SMD:SOT-23</text:p>
          </table:table-cell>
          <table:table-cell office:value-type="currency" office:currency="USD" office:value="0.11" calcext:value-type="currency">
            <text:p>$0.11</text:p>
          </table:table-cell>
          <table:table-cell table:formula="of:=[.B15]*[.E15]" office:value-type="currency" office:currency="USD" office:value="0.11" calcext:value-type="currency">
            <text:p>$0.11</text:p>
          </table:table-cell>
          <table:table-cell office:value-type="string" calcext:value-type="string">
            <text:p><text:a xlink:href="https://www.mouser.com/ProductDetail/Diodes-Incorporated/MMBT3906-7-F?qs=sGAEpiMZZMshyDBzk1%2FWi6ThrNvs3BALhhZVp4dTcTc%3D" xlink:type="simple">https://www.mouser.com/ProductDetail/Diodes-Incorporated/MMBT3906-7-F?qs=sGAEpiMZZMshyDBzk1%2FWi6ThrNvs3BALhhZVp4dTcTc%3D</text:a></text:p>
          </table:table-cell>
        </table:table-row>
        <table:table-row table:style-name="ro1">
          <table:table-cell office:value-type="string" calcext:value-type="string">
            <text:p>R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k9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6]*[.E16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901ELF?qs=sGAEpiMZZMtlubZbdhIBIDEmHCAUH0R00YkQ5QCZCac%3D" xlink:type="simple">https://www.mouser.com/ProductDetail/Bourns/CR0805-FX-3901ELF?qs=sGAEpiMZZMtlubZbdhIBIDEmHCAUH0R00YkQ5QCZCac%3D</text:a></text:p>
          </table:table-cell>
        </table:table-row>
        <table:table-row table:style-name="ro1">
          <table:table-cell office:value-type="string" calcext:value-type="string">
            <text:p>R11 R10 R37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7]*[.E17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Bourns/CR0805-FX-1003ELF?qs=sGAEpiMZZMu61qfTUdNhG6LqqFhkr6pU28VuvaALatQ%3D" xlink:type="simple">https://www.mouser.com/ProductDetail/Bourns/CR0805-FX-1003ELF?qs=sGAEpiMZZMu61qfTUdNhG6LqqFhkr6pU28VuvaALatQ%3D</text:a></text:p>
          </table:table-cell>
        </table:table-row>
        <table:table-row table:style-name="ro1">
          <table:table-cell office:value-type="string" calcext:value-type="string">
            <text:p>R1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8]*[.E18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1001ELF?qs=%2Fha2pyFaduhahI5VuYfWYUFB9lfDst5QWUxwicsVKfPqL9K%2FVW1DYA%3D%3D" xlink:type="simple">https://www.mouser.com/ProductDetail/Bourns/CR0805-FX-1001ELF?qs=%2Fha2pyFaduhahI5VuYfWYUFB9lfDst5QWUxwicsVKfPqL9K%2FVW1DYA%3D%3D</text:a></text:p>
          </table:table-cell>
        </table:table-row>
        <table:table-row table:style-name="ro1">
          <table:table-cell office:value-type="string" calcext:value-type="string">
            <text:p>R13 R35 R29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19]*[.E19]" office:value-type="currency" office:currency="USD" office:value="0.3" calcext:value-type="currency">
            <text:p>$0.30</text:p>
          </table:table-cell>
          <table:table-cell office:value-type="string" calcext:value-type="string">
            <text:p><text:a xlink:href="https://www.mouser.com/ProductDetail/Bourns/CR0805-FX-2200ELF?qs=%2Fha2pyFaduhahI5VuYfWYW%252B7eMhlMT%252BfeAFs4sD4cvyyePBE4VVtZQ%3D%3D" xlink:type="simple">https://www.mouser.com/ProductDetail/Bourns/CR0805-FX-2200ELF?qs=%2Fha2pyFaduhahI5VuYfWYW%252B7eMhlMT%252BfeAFs4sD4cvyyePBE4VVtZQ%3D%3D</text:a></text:p>
          </table:table-cell>
        </table:table-row>
        <table:table-row table:style-name="ro1">
          <table:table-cell office:value-type="string" calcext:value-type="string">
            <text:p>R14 R17 R21 R26 R34 R41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OptoDevice:R_LDR_5.0x4.1mm_P3mm_Vertical</text:p>
          </table:table-cell>
          <table:table-cell office:value-type="currency" office:currency="USD" office:value="0.89" calcext:value-type="currency">
            <text:p>$0.89</text:p>
          </table:table-cell>
          <table:table-cell table:formula="of:=[.B20]*[.E20]" office:value-type="currency" office:currency="USD" office:value="5.34" calcext:value-type="currency">
            <text:p>$5.34</text:p>
          </table:table-cell>
          <table:table-cell office:value-type="string" calcext:value-type="string">
            <text:p><text:a xlink:href="http://smallbear-electronics.mybigcommerce.com/photocells-cds-5mm-diameter/" xlink:type="simple">http://smallbear-electronics.mybigcommerce.com/photocells-cds-5mm-diameter/</text:a></text:p>
          </table:table-cell>
        </table:table-row>
        <table:table-row table:style-name="ro1">
          <table:table-cell office:value-type="string" calcext:value-type="string">
            <text:p>R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1]*[.E21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3903ELF?qs=%2Fha2pyFaduhahI5VuYfWYZU2%252BU13jg%252BhdPwpcZftqccKoLo%252BUgly0Q%3D%3D" xlink:type="simple">https://www.mouser.com/ProductDetail/Bourns/CR0805-FX-3903ELF?qs=%2Fha2pyFaduhahI5VuYfWYZU2%252BU13jg%252BhdPwpcZftqccKoLo%252BUgly0Q%3D%3D</text:a></text:p>
          </table:table-cell>
        </table:table-row>
        <table:table-row table:style-name="ro1">
          <table:table-cell office:value-type="string" calcext:value-type="string">
            <text:p>R33 R3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2]*[.E22]" office:value-type="currency" office:currency="USD" office:value="0.2" calcext:value-type="currency">
            <text:p>$0.20</text:p>
          </table:table-cell>
          <table:table-cell office:value-type="string" calcext:value-type="string">
            <text:p><text:a xlink:href="https://www.mouser.com/ProductDetail/Bourns/CR0805-FX-4702ELF?qs=%2Fha2pyFaduhahI5VuYfWYZZA2%2FxCC1CrgN6zHSuTVziqq0%252By7SBnBQ%3D%3D" xlink:type="simple">https://www.mouser.com/ProductDetail/Bourns/CR0805-FX-4702ELF?qs=%2Fha2pyFaduhahI5VuYfWYZZA2%2FxCC1CrgN6zHSuTVziqq0%252By7SBnBQ%3D%3D</text:a></text:p>
          </table:table-cell>
        </table:table-row>
        <table:table-row table:style-name="ro1">
          <table:table-cell office:value-type="string" calcext:value-type="string">
            <text:p>R3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7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3]*[.E23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2701ELF?qs=%2Fha2pyFaduhahI5VuYfWYevxcJXpZ2Iv8TgSOqx8tHKrCzkI4qHkhw%3D%3D" xlink:type="simple">https://www.mouser.com/ProductDetail/Bourns/CR0805-FX-2701ELF?qs=%2Fha2pyFaduhahI5VuYfWYevxcJXpZ2Iv8TgSOqx8tHKrCzkI4qHkhw%3D%3D</text:a>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k2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4]*[.E24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8201ELF?qs=%2Fha2pyFaduhahI5VuYfWYZdkdXW4R%2FGt5JV9PuJld5WhqR8aWP4bqw%3D%3D" xlink:type="simple">https://www.mouser.com/ProductDetail/Bourns/CR0805-FX-8201ELF?qs=%2Fha2pyFaduhahI5VuYfWYZdkdXW4R%2FGt5JV9PuJld5WhqR8aWP4bqw%3D%3D</text:a></text:p>
          </table:table-cell>
        </table:table-row>
        <table:table-row table:style-name="ro1">
          <table:table-cell office:value-type="string" calcext:value-type="string">
            <text:p>R4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k5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5]*[.E25]" office:value-type="currency" office:currency="USD" office:value="0.1" calcext:value-type="currency">
            <text:p>$0.10</text:p>
          </table:table-cell>
          <table:table-cell office:value-type="string" calcext:value-type="string">
            <text:p><text:a xlink:href="https://www.mouser.com/ProductDetail/Bourns/CR0805-FX-7501ELF?qs=%2Fha2pyFaduhahI5VuYfWYZO6L8fkk4bR0KUDBVIhc9VrwDKi%2FrltHA%3D%3D" xlink:type="simple">https://www.mouser.com/ProductDetail/Bourns/CR0805-FX-7501ELF?qs=%2Fha2pyFaduhahI5VuYfWYZO6L8fkk4bR0KUDBVIhc9VrwDKi%2FrltHA%3D%3D</text:a></text:p>
          </table:table-cell>
        </table:table-row>
        <table:table-row table:style-name="ro1">
          <table:table-cell office:value-type="string" calcext:value-type="string">
            <text:p>R7 R9 R16 R19 R20 R23 R24 R30 R32 R38 R40 R44 R3 R6 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6]*[.E26]" office:value-type="currency" office:currency="USD" office:value="1.4" calcext:value-type="currency">
            <text:p>$1.40</text:p>
          </table:table-cell>
          <table:table-cell office:value-type="string" calcext:value-type="string">
            <text:p><text:a xlink:href="https://www.mouser.com/ProductDetail/Bourns/CR0805-FX-4701ELF?qs=%2Fha2pyFaduhahI5VuYfWYb3VJuaYDqHJ2J7lV5TcIUFpzYNAyFLkBw%3D%3D" xlink:type="simple">https://www.mouser.com/ProductDetail/Bourns/CR0805-FX-4701ELF?qs=%2Fha2pyFaduhahI5VuYfWYb3VJuaYDqHJ2J7lV5TcIUFpzYNAyFLkBw%3D%3D</text:a></text:p>
          </table:table-cell>
        </table:table-row>
        <table:table-row table:style-name="ro1">
          <table:table-cell office:value-type="string" calcext:value-type="string">
            <text:p>R8 R18 R22 R28 R36 R43 R5 R25 R27 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currency" office:currency="USD" office:value="0.1" calcext:value-type="currency">
            <text:p>$0.10</text:p>
          </table:table-cell>
          <table:table-cell table:formula="of:=[.B27]*[.E27]" office:value-type="currency" office:currency="USD" office:value="0.9" calcext:value-type="currency">
            <text:p>$0.90</text:p>
          </table:table-cell>
          <table:table-cell office:value-type="string" calcext:value-type="string">
            <text:p><text:a xlink:href="https://www.mouser.com/ProductDetail/Bourns/CR0805-FX-2203ELF?qs=%2Fha2pyFaduhahI5VuYfWYZ9zWVMgbNpQxXoejSuxgb6lNEEVzqB9Tw%3D%3D" xlink:type="simple">https://www.mouser.com/ProductDetail/Bourns/CR0805-FX-2203ELF?qs=%2Fha2pyFaduhahI5VuYfWYZ9zWVMgbNpQxXoejSuxgb6lNEEVzqB9Tw%3D%3D</text:a></text:p>
          </table:table-cell>
        </table:table-row>
        <table:table-row table:style-name="ro1">
          <table:table-cell office:value-type="string" calcext:value-type="string">
            <text:p>RV1 RV3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currency" office:currency="USD" office:value="2.41" calcext:value-type="currency">
            <text:p>$2.41</text:p>
          </table:table-cell>
          <table:table-cell table:formula="of:=[.B28]*[.E28]" office:value-type="currency" office:currency="USD" office:value="4.82" calcext:value-type="currency">
            <text:p>$4.82</text:p>
          </table:table-cell>
          <table:table-cell office:value-type="string" calcext:value-type="string">
            <text:p><text:a xlink:href="https://www.mouser.com/ProductDetail/Bourns/3296W-1-103LF?qs=sGAEpiMZZMvygUB3GLcD7sSg8po3Zpo3ffstnUSG0lM%3D" xlink:type="simple">https://www.mouser.com/ProductDetail/Bourns/3296W-1-103LF?qs=sGAEpiMZZMvygUB3GLcD7sSg8po3Zpo3ffstnUSG0lM%3D</text:a></text:p>
          </table:table-cell>
        </table:table-row>
        <table:table-row table:style-name="ro1">
          <table:table-cell office:value-type="string" calcext:value-type="string">
            <text:p>RV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currency" office:currency="USD" office:value="2.41" calcext:value-type="currency">
            <text:p>$2.41</text:p>
          </table:table-cell>
          <table:table-cell table:formula="of:=[.B29]*[.E29]" office:value-type="currency" office:currency="USD" office:value="2.41" calcext:value-type="currency">
            <text:p>$2.41</text:p>
          </table:table-cell>
          <table:table-cell office:value-type="string" calcext:value-type="string">
            <text:p><text:a xlink:href="https://www.mouser.com/ProductDetail/Bourns/3296W-1-104LF?qs=sGAEpiMZZMvygUB3GLcD7n4W%2FLGLppVQPLafS11c%2FbA%3D" xlink:type="simple">https://www.mouser.com/ProductDetail/Bourns/3296W-1-104LF?qs=sGAEpiMZZMvygUB3GLcD7n4W%2FLGLppVQPLafS11c%2FbA%3D</text:a></text:p>
          </table:table-cell>
        </table:table-row>
        <table:table-row table:style-name="ro1">
          <table:table-cell office:value-type="string" calcext:value-type="string">
            <text:p>U2 U3 U4 U1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C4558</text:p>
          </table:table-cell>
          <table:table-cell office:value-type="string" calcext:value-type="string">
            <text:p>Package_SO:SOIC-8_3.9x4.9mm_P1.27mm</text:p>
          </table:table-cell>
          <table:table-cell office:value-type="currency" office:currency="USD" office:value="0.41" calcext:value-type="currency">
            <text:p>$0.41</text:p>
          </table:table-cell>
          <table:table-cell table:formula="of:=[.B30]*[.E30]" office:value-type="currency" office:currency="USD" office:value="1.64" calcext:value-type="currency">
            <text:p>$1.64</text:p>
          </table:table-cell>
          <table:table-cell office:value-type="string" calcext:value-type="string">
            <text:p><text:a xlink:href="https://www.mouser.com/ProductDetail/Texas-Instruments/RC4558DRG4?qs=sGAEpiMZZMtCHixnSjNA6Mrdwin7F8A2d6212birSII%3D" xlink:type="simple">https://www.mouser.com/ProductDetail/Texas-Instruments/RC4558DRG4?qs=sGAEpiMZZMtCHixnSjNA6Mrdwin7F8A2d6212birSII%3D</text:a></text:p>
          </table:table-cell>
        </table:table-row>
        <table:table-row table:style-name="ro1">
          <table:table-cell office:value-type="string" calcext:value-type="string">
            <text:p>U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L072</text:p>
          </table:table-cell>
          <table:table-cell office:value-type="string" calcext:value-type="string">
            <text:p>Package_SO:SOIC-8_3.9x4.9mm_P1.27mm</text:p>
          </table:table-cell>
          <table:table-cell office:value-type="currency" office:currency="USD" office:value="0.59" calcext:value-type="currency">
            <text:p>$0.59</text:p>
          </table:table-cell>
          <table:table-cell table:formula="of:=[.B31]*[.E31]" office:value-type="currency" office:currency="USD" office:value="0.59" calcext:value-type="currency">
            <text:p>$0.59</text:p>
          </table:table-cell>
          <table:table-cell office:value-type="string" calcext:value-type="string">
            <text:p><text:a xlink:href="https://www.mouser.com/ProductDetail/Texas-Instruments/TL072CDR?qs=sGAEpiMZZMtCHixnSjNA6CumnoLUElGjSLQ5YHwMHjU%3D" xlink:type="simple">https://www.mouser.com/ProductDetail/Texas-Instruments/TL072CDR?qs=sGAEpiMZZMtCHixnSjNA6CumnoLUElGjSLQ5YHwMHjU%3D</text:a></text:p>
          </table:table-cell>
        </table:table-row>
        <table:table-row table:style-name="ro1" table:number-rows-repeated="1048544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1T16:36:00.627359765</dc:date>
    <meta:editing-duration>PT18M14S</meta:editing-duration>
    <meta:editing-cycles>4</meta:editing-cycles>
    <meta:generator>LibreOffice/6.0.7.3$Linux_X86_64 LibreOffice_project/00m0$Build-3</meta:generator>
    <meta:document-statistic meta:table-count="1" meta:cell-count="217" meta:object-count="0"/>
  </office:meta>
</office:document-meta>
</file>